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ter" svg:font-family="Bitter" style:font-pitch="variable"/>
    <style:font-face style:name="Liberation Serif" svg:font-family="'Liberation Serif'" style:font-family-generic="roman" style:font-pitch="variable"/>
    <style:font-face style:name="Futura Md BT" svg:font-family="'Futura Md B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itter" fo:font-size="11.5pt" fo:font-weight="normal" officeooo:rsid="00194c8d" officeooo:paragraph-rsid="00090971" style:font-size-asian="11.5pt" style:font-weight-asian="normal" style:font-size-complex="11.5pt" style:font-weight-complex="normal"/>
    </style:style>
    <style:style style:name="P2" style:family="paragraph" style:parent-style-name="Standard">
      <style:text-properties style:font-name="Bitter" officeooo:rsid="000fb12a" officeooo:paragraph-rsid="00090971"/>
    </style:style>
    <style:style style:name="P3" style:family="paragraph" style:parent-style-name="Standard">
      <style:text-properties style:font-name="Bitter" officeooo:rsid="0015f342" officeooo:paragraph-rsid="00090971"/>
    </style:style>
    <style:style style:name="P4" style:family="paragraph" style:parent-style-name="Standard">
      <style:text-properties style:font-name="Bitter" fo:font-style="italic" style:text-underline-style="none" fo:font-weight="normal" officeooo:rsid="001e3faa" officeooo:paragraph-rsid="00090971" fo:background-color="transparent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Bitter" fo:font-style="italic" style:text-underline-style="none" fo:font-weight="normal" officeooo:rsid="001e3faa" officeooo:paragraph-rsid="00127b42" fo:background-color="transparent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ter" fo:font-style="italic" style:text-underline-style="none" fo:font-weight="normal" officeooo:rsid="001e3faa" officeooo:paragraph-rsid="0012d184" fo:background-color="transparent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ter" fo:font-style="italic" style:text-underline-style="none" fo:font-weight="normal" officeooo:rsid="001e3faa" officeooo:paragraph-rsid="001550e5" fo:background-color="transparent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Bitter" fo:font-style="italic" style:text-underline-style="none" fo:font-weight="normal" officeooo:rsid="001ce17a" officeooo:paragraph-rsid="00127b42" fo:background-color="transparent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Bitter" fo:font-style="italic" style:text-underline-style="none" fo:font-weight="normal" officeooo:rsid="000fb12a" officeooo:paragraph-rsid="00127b42" fo:background-color="transparent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Bitter" fo:font-style="italic" style:text-underline-style="none" fo:font-weight="normal" officeooo:rsid="0017a4a0" officeooo:paragraph-rsid="00127b42" fo:background-color="transparent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Bitter" fo:font-style="italic" style:text-underline-style="none" fo:font-weight="normal" officeooo:rsid="0017a4a0" officeooo:paragraph-rsid="0012d184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Bitter" fo:font-style="italic" style:text-underline-style="none" fo:font-weight="normal" officeooo:rsid="00123e7f" officeooo:paragraph-rsid="00127b42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Bitter" fo:font-style="italic" style:text-underline-style="none" fo:font-weight="normal" officeooo:rsid="001344a1" officeooo:paragraph-rsid="00127b42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Bitter" fo:font-style="italic" style:text-underline-style="none" fo:font-weight="normal" officeooo:rsid="001344a1" officeooo:paragraph-rsid="0012d184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Bitter" fo:font-style="italic" style:text-underline-style="none" fo:font-weight="normal" officeooo:rsid="0018ac12" officeooo:paragraph-rsid="0012d184" fo:background-color="transparen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font-name="Bitter" fo:font-style="italic" style:text-underline-style="none" fo:font-weight="normal" officeooo:rsid="00194c8d" officeooo:paragraph-rsid="0012d184" fo:background-color="transparent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Bitter" fo:font-style="italic" style:text-underline-style="none" fo:font-weight="normal" officeooo:rsid="001b4c05" officeooo:paragraph-rsid="0012d184" fo:background-color="transparent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font-name="Bitter" fo:font-style="italic" style:text-underline-style="none" fo:font-weight="normal" officeooo:rsid="001d6ffa" officeooo:paragraph-rsid="00127b42" fo:background-color="transparent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font-name="Bitter" fo:font-style="italic" style:text-underline-style="none" fo:font-weight="normal" officeooo:rsid="001844a2" officeooo:paragraph-rsid="0012d184" fo:background-color="transparent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font-name="Bitter" fo:font-style="italic" style:text-underline-style="none" fo:font-weight="normal" officeooo:rsid="0015f342" officeooo:paragraph-rsid="00127b42" fo:background-color="transparent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font-name="Bitter" fo:font-style="italic" officeooo:rsid="00123e7f" officeooo:paragraph-rsid="00127b42" fo:background-color="transparent" style:font-style-asian="italic" style:font-style-complex="italic"/>
    </style:style>
    <style:style style:name="P22" style:family="paragraph" style:parent-style-name="Standard">
      <style:text-properties style:font-name="Bitter" fo:font-style="italic" officeooo:rsid="00123e7f" officeooo:paragraph-rsid="00090971" fo:background-color="transparent" style:font-style-asian="italic" style:font-style-complex="italic"/>
    </style:style>
    <style:style style:name="P23" style:family="paragraph" style:parent-style-name="Standard">
      <style:text-properties style:font-name="Bitter" fo:font-weight="normal" officeooo:rsid="000fb12a" officeooo:paragraph-rsid="00127b42" fo:background-color="transparent" style:font-weight-asian="normal" style:font-weight-complex="normal"/>
    </style:style>
    <style:style style:name="P24" style:family="paragraph" style:parent-style-name="Standard">
      <style:text-properties style:font-name="Bitter" fo:font-weight="normal" officeooo:rsid="001ce17a" officeooo:paragraph-rsid="00127b42" fo:background-color="transparent" style:font-weight-asian="normal" style:font-weight-complex="normal"/>
    </style:style>
    <style:style style:name="P25" style:family="paragraph" style:parent-style-name="Standard">
      <style:text-properties style:font-name="Bitter" fo:font-weight="normal" officeooo:rsid="0015f342" officeooo:paragraph-rsid="00127b42" fo:background-color="transparent" style:font-weight-asian="normal" style:font-weight-complex="normal"/>
    </style:style>
    <style:style style:name="P26" style:family="paragraph" style:parent-style-name="Standard">
      <style:text-properties style:font-name="Bitter" fo:font-weight="normal" officeooo:rsid="001344a1" officeooo:paragraph-rsid="00127b42" fo:background-color="transparent" style:font-weight-asian="normal" style:font-weight-complex="normal"/>
    </style:style>
    <style:style style:name="P27" style:family="paragraph" style:parent-style-name="Standard">
      <style:text-properties style:font-name="Bitter" fo:font-style="normal" style:text-underline-style="none" fo:font-weight="bold" officeooo:rsid="001e3faa" officeooo:paragraph-rsid="00127b42" fo:background-color="transparent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Bitter" fo:font-style="normal" style:text-underline-style="none" fo:font-weight="bold" officeooo:rsid="0017a4a0" officeooo:paragraph-rsid="0012d184" fo:background-color="transparent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Bitter" fo:font-style="normal" style:text-underline-style="none" fo:font-weight="bold" officeooo:rsid="0017a4a0" officeooo:paragraph-rsid="00127b42" fo:background-color="transparent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Bitter" fo:font-style="normal" style:text-underline-style="none" fo:font-weight="bold" officeooo:rsid="0015f342" officeooo:paragraph-rsid="0012d184" fo:background-color="transparent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Bitter" fo:font-style="normal" style:text-underline-style="none" fo:font-weight="bold" officeooo:rsid="001b4c05" officeooo:paragraph-rsid="0012d184" fo:background-color="transparent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Bitter" fo:font-style="normal" style:text-underline-style="none" fo:font-weight="bold" officeooo:rsid="001d6ffa" officeooo:paragraph-rsid="00127b42" fo:background-color="transparent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Bitter" fo:font-style="normal" style:text-underline-style="none" fo:font-weight="bold" officeooo:rsid="001844a2" officeooo:paragraph-rsid="0012d184" fo:background-color="transparent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Bitter" fo:font-style="normal" style:text-underline-style="none" fo:font-weight="bold" officeooo:rsid="001c3fe4" officeooo:paragraph-rsid="0012d184" fo:background-color="transparent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font-name="Bitter" fo:font-style="normal" style:text-underline-style="none" fo:font-weight="normal" officeooo:rsid="001e3faa" officeooo:paragraph-rsid="00127b42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Bitter" fo:font-style="normal" style:text-underline-style="none" fo:font-weight="normal" officeooo:rsid="0017a4a0" officeooo:paragraph-rsid="0012d184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Bitter" fo:font-style="normal" style:text-underline-style="none" fo:font-weight="normal" officeooo:rsid="0017a4a0" officeooo:paragraph-rsid="00127b42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Bitter" fo:font-style="normal" style:text-underline-style="none" fo:font-weight="normal" officeooo:rsid="0015f342" officeooo:paragraph-rsid="0012d184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Bitter" fo:font-style="normal" style:text-underline-style="none" fo:font-weight="normal" officeooo:rsid="001d6ffa" officeooo:paragraph-rsid="00127b42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Bitter" fo:font-style="normal" style:text-underline-style="none" fo:font-weight="normal" officeooo:rsid="001c3fe4" officeooo:paragraph-rsid="0012d184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Bitter" fo:font-weight="bold" officeooo:rsid="000fb12a" officeooo:paragraph-rsid="00127b42" fo:background-color="transparent" style:font-weight-asian="bold" style:font-weight-complex="bold"/>
    </style:style>
    <style:style style:name="P42" style:family="paragraph" style:parent-style-name="Standard">
      <style:text-properties style:font-name="Bitter" fo:font-weight="bold" officeooo:rsid="000fb12a" officeooo:paragraph-rsid="0012d184" fo:background-color="transparent" style:font-weight-asian="bold" style:font-weight-complex="bold"/>
    </style:style>
    <style:style style:name="P43" style:family="paragraph" style:parent-style-name="Standard">
      <style:text-properties style:font-name="Bitter" fo:font-weight="bold" officeooo:rsid="001ce17a" officeooo:paragraph-rsid="00127b42" fo:background-color="transparent" style:font-weight-asian="bold" style:font-weight-complex="bold"/>
    </style:style>
    <style:style style:name="P44" style:family="paragraph" style:parent-style-name="Standard">
      <style:text-properties style:font-name="Bitter" fo:font-weight="bold" officeooo:rsid="0015f342" officeooo:paragraph-rsid="00127b42" fo:background-color="transparent" style:font-weight-asian="bold" style:font-weight-complex="bold"/>
    </style:style>
    <style:style style:name="P45" style:family="paragraph" style:parent-style-name="Standard">
      <style:text-properties style:font-name="Bitter" fo:font-weight="bold" officeooo:rsid="0015f342" officeooo:paragraph-rsid="001407b9" fo:background-color="transparent" style:font-weight-asian="bold" style:font-weight-complex="bold"/>
    </style:style>
    <style:style style:name="P46" style:family="paragraph" style:parent-style-name="Standard">
      <style:text-properties style:font-name="Bitter" fo:font-weight="bold" officeooo:rsid="001344a1" officeooo:paragraph-rsid="00127b42" fo:background-color="transparent" style:font-weight-asian="bold" style:font-weight-complex="bold"/>
    </style:style>
    <style:style style:name="P47" style:family="paragraph" style:parent-style-name="Standard">
      <style:text-properties style:font-name="Bitter" fo:font-weight="bold" officeooo:rsid="00123e7f" officeooo:paragraph-rsid="00127b42" fo:background-color="transparent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Bitter" fo:font-size="11.5pt" fo:font-weight="bold" officeooo:rsid="00194c8d" officeooo:paragraph-rsid="0012d184" fo:background-color="transparent" style:font-size-asian="11.5pt" style:font-weight-asian="bold" style:font-size-complex="11.5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Bitter" fo:font-size="11.5pt" fo:font-weight="normal" officeooo:rsid="00194c8d" officeooo:paragraph-rsid="0012d184" style:font-size-asian="11.5pt" style:font-weight-asian="normal" style:font-size-complex="11.5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Bitter" fo:font-size="11.5pt" fo:font-weight="normal" officeooo:rsid="00194c8d" officeooo:paragraph-rsid="0012d184" fo:background-color="transparent" style:font-size-asian="11.5pt" style:font-weight-asian="normal" style:font-size-complex="11.5pt" style:font-weight-complex="normal"/>
    </style:style>
    <style:style style:name="P51" style:family="paragraph" style:parent-style-name="Standard">
      <style:text-properties style:font-name="Bitter" officeooo:rsid="000fb12a" officeooo:paragraph-rsid="00127b42" fo:background-color="transparent"/>
    </style:style>
    <style:style style:name="P52" style:family="paragraph" style:parent-style-name="Standard">
      <style:text-properties style:font-name="Bitter" officeooo:rsid="000fb12a" officeooo:paragraph-rsid="0012d184" fo:background-color="transparent"/>
    </style:style>
    <style:style style:name="P53" style:family="paragraph" style:parent-style-name="Standard">
      <style:text-properties style:font-name="Bitter" officeooo:rsid="000fb12a" officeooo:paragraph-rsid="00090971" fo:background-color="transparent"/>
    </style:style>
    <style:style style:name="P54" style:family="paragraph" style:parent-style-name="Standard">
      <style:text-properties style:font-name="Bitter" officeooo:paragraph-rsid="00090971" fo:background-color="transparent"/>
    </style:style>
    <style:style style:name="P55" style:family="paragraph" style:parent-style-name="Standard">
      <style:text-properties style:font-name="Bitter" officeooo:rsid="0015f342" officeooo:paragraph-rsid="001407b9" fo:background-color="transparent"/>
    </style:style>
    <style:style style:name="P5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Bitter" fo:font-size="14pt" fo:font-style="normal" fo:font-weight="bold" officeooo:rsid="00127b42" officeooo:paragraph-rsid="00127b42" fo:background-color="transparent" style:font-size-asian="14pt" style:font-style-asian="normal" style:font-weight-asian="bold" style:font-name-complex="Futura Md BT" style:font-size-complex="14pt" style:font-style-complex="normal" style:font-weight-complex="bold"/>
    </style:style>
    <style:style style:name="P5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Bitter" fo:font-size="14pt" fo:font-style="normal" fo:font-weight="bold" officeooo:rsid="000fb12a" officeooo:paragraph-rsid="00090971" fo:background-color="transparent" style:font-size-asian="14pt" style:font-style-asian="normal" style:font-weight-asian="bold" style:font-name-complex="Futura Md BT" style:font-size-complex="14pt" style:font-style-complex="normal" style:font-weight-complex="bold"/>
    </style:style>
    <style:style style:name="P5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Bitter" fo:font-size="14pt" fo:font-style="normal" fo:font-weight="bold" officeooo:rsid="001550e5" officeooo:paragraph-rsid="001550e5" fo:background-color="transparent" style:font-size-asian="14pt" style:font-style-asian="normal" style:font-weight-asian="bold" style:font-name-complex="Futura Md BT" style:font-size-complex="14pt" style:font-style-complex="normal" style:font-weight-complex="bold"/>
    </style:style>
    <style:style style:name="P59" style:family="paragraph" style:parent-style-name="Standard">
      <style:paragraph-properties fo:margin-left="0cm" fo:margin-right="-0.199cm" fo:orphans="2" fo:widows="2" fo:text-indent="0cm" style:auto-text-indent="false" style:writing-mode="lr-tb"/>
      <style:text-properties style:font-name="Bitter" fo:font-weight="normal" officeooo:rsid="000fb12a" officeooo:paragraph-rsid="00127b42" fo:background-color="transparent" style:font-weight-asian="normal" style:font-weight-complex="normal"/>
    </style:style>
    <style:style style:name="P60" style:family="paragraph" style:parent-style-name="Standard" style:master-page-name="">
      <style:paragraph-properties fo:margin-left="0cm" fo:margin-right="-0.199cm" fo:orphans="2" fo:widows="2" fo:text-indent="0cm" style:auto-text-indent="false" style:page-number="auto" style:writing-mode="lr-tb"/>
      <style:text-properties style:font-name="Bitter" fo:font-weight="bold" officeooo:rsid="000fb12a" officeooo:paragraph-rsid="00127b42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e17a" style:font-weight-asian="bold" style:font-weight-complex="bold"/>
    </style:style>
    <style:style style:name="T3" style:family="text">
      <style:text-properties fo:font-weight="bold" officeooo:rsid="0010d76c" style:font-weight-asian="bold" style:font-weight-complex="bold"/>
    </style:style>
    <style:style style:name="T4" style:family="text">
      <style:text-properties officeooo:rsid="001ce17a"/>
    </style:style>
    <style:style style:name="T5" style:family="text">
      <style:text-properties officeooo:rsid="001eecd5"/>
    </style:style>
    <style:style style:name="T6" style:family="text">
      <style:text-properties officeooo:rsid="00123e7f"/>
    </style:style>
    <style:style style:name="T7" style:family="text">
      <style:text-properties officeooo:rsid="0018ac12"/>
    </style:style>
    <style:style style:name="T8" style:family="text">
      <style:text-properties officeooo:rsid="000fe5e3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4bb5d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1550e5" style:font-style-asian="italic" style:font-weight-asian="normal" style:font-style-complex="italic" style:font-weight-complex="normal"/>
    </style:style>
    <style:style style:name="T14" style:family="text">
      <style:text-properties officeooo:rsid="0012d184"/>
    </style:style>
    <style:style style:name="T15" style:family="text">
      <style:text-properties style:text-underline-style="none"/>
    </style:style>
    <style:style style:name="T16" style:family="text">
      <style:text-properties officeooo:rsid="0014bb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Formations <text:span text:style-name="T16">(13)</text:span></text:p>
      <text:p text:style-name="P51"/>
      <text:p text:style-name="P54"/>
      <text:p text:style-name="P27"><text:span text:style-name="T8">Atelier SMAsHpc Simulation Multi-­‐Agents &amp; Calcul Haute Performance</text:span> </text:p>
      <text:p text:style-name="P35">9-10/07/14 – Besançon</text:p>
      <text:p text:style-name="P5">Running<text:span text:style-name="T5"> </text:span>Gama Agent-based models with OpenMOLE</text:p>
      <text:p text:style-name="P5"/>
      <text:p text:style-name="P27">ICCSA 2014: The 4th International Conference on Complex Systems and Applications</text:p>
      <text:p text:style-name="P35">24-25/06/14 – Le Havre</text:p>
      <text:p text:style-name="P5">OpenMOLE for Complex Systems models</text:p>
      <text:p text:style-name="P5"/>
      <text:p text:style-name="P51"><text:span text:style-name="T2">DIVERSE</text:span><text:span text:style-name="T1"> (</text:span><text:span text:style-name="T2">DIVERsity centric Software Engineering</text:span><text:span text:style-name="T1">) - </text:span><text:span text:style-name="T2">INRIA</text:span></text:p>
      <text:p text:style-name="P23"><text:span text:style-name="T4">30/01/14 - </text:span><text:s/><text:span text:style-name="T4">Rennes</text:span></text:p>
      <text:p text:style-name="P8">Intensive computation with OpenMOLE</text:p>
      <text:p text:style-name="P8"/>
      <text:p text:style-name="P28">Rencontre ThéMA (Théoriser et Modéliser pour Aménager) – UMR 6049</text:p>
      <text:p text:style-name="P36">6-7/11/13 – Besançon</text:p>
      <text:p text:style-name="P11">Model calibration with OpenMOLE</text:p>
      <text:p text:style-name="P8"/>
      <text:p text:style-name="P30">BrainHack</text:p>
      <text:p text:style-name="P38">24/10/13 – Sèvres</text:p>
      <text:p text:style-name="P14">Speed up your Data processing with OpenMOLE</text:p>
      <text:p text:style-name="P8"/>
      <text:p text:style-name="P41">Rencontres RNSC <text:span text:style-name="T6">(Réseau National des Systèmes Complexes)</text:span> </text:p>
      <text:p text:style-name="P51">14-18/<text:span text:style-name="T6">10/13</text:span> – Évian</text:p>
      <text:p text:style-name="P12">Experimentation on complex-system models with OpenMOLE</text:p>
      <text:p text:style-name="P8"/>
      <text:p text:style-name="P41">EGI Technical Forum</text:p>
      <text:p text:style-name="P51"><text:span text:style-name="T6">17-18/09/13</text:span> – Madrid, <text:span text:style-name="T6">Spain</text:span> </text:p>
      <text:p text:style-name="P9">Is the grid driving you crazy? Relax! Openmole makes it easy!</text:p>
      <text:p text:style-name="P8"/>
      <text:p text:style-name="P60">JDEV (Journées nationales du Développement Logiciel) </text:p>
      <text:p text:style-name="P59">5/09/13 - École Polytechnique, Palaiseau</text:p>
      <text:p text:style-name="P9">OpenMOLE: run your code indifferently on your computer, a cluster, a grid...</text:p>
      <text:p text:style-name="P29"/>
      <text:p text:style-name="P29">Rencontre GRETha (Groupe de Recherche en Économie Théorique et Appliquée) – UMR 5113</text:p>
      <text:p text:style-name="P37">1-2/07/13 - Bordeaux</text:p>
      <text:p text:style-name="P10">OpenMOLE a DSL to explore complex-system models</text:p>
      <text:p text:style-name="P8"/>
      <text:p text:style-name="P41">EGI Community User Forum</text:p>
      <text:p text:style-name="P51">8-12/04/13 – Manchester, <text:span text:style-name="T6">England</text:span></text:p>
      <text:p text:style-name="P21">On the road to the Grid</text:p>
      <text:p text:style-name="P21"/>
      <text:p text:style-name="P42">Rencontres RNSC <text:span text:style-name="T6">(Réseau National des Systèmes Complexes)</text:span> </text:p>
      <text:p text:style-name="P52"><text:span text:style-name="T7">5-7</text:span>/<text:span text:style-name="T6">10/12</text:span> – <text:span text:style-name="T7">Sète</text:span></text:p>
      <text:p text:style-name="P15">Scientific computing in the Cloud</text:p>
      <text:p text:style-name="P21"/>
      <text:p text:style-name="P48">ISC Summer School (École d'été de l'Institut des Systèmes Complexes)</text:p>
      <text:p text:style-name="P50"><text:soft-page-break/><text:span text:style-name="T14">06/</text:span>2012 - Paris</text:p>
      <text:p text:style-name="P16">Experimenting on models with the OpenMOLE platform</text:p>
      <text:p text:style-name="P21"/>
      <text:p text:style-name="P31"><text:span text:style-name="T14">Formation </text:span>Simtool<text:span text:style-name="T14">s </text:span>(Réseau RNSC)</text:p>
      <text:p text:style-name="P17">04/05/12</text:p>
      <text:p text:style-name="P17">Embed <text:span text:style-name="T14">your </text:span>model<text:span text:style-name="T14">s</text:span> in OpenMOLE</text:p>
      <text:p text:style-name="P17"/>
      <text:p text:style-name="P6"/>
      <text:p text:style-name="P57">Communications <text:span text:style-name="T16">en conférence</text:span> <text:span text:style-name="T16">(9)</text:span></text:p>
      <text:p text:style-name="P4"/>
      <text:p text:style-name="P4"/>
      <text:p text:style-name="P32">Journée calcul intensif en SHS</text:p>
      <text:p text:style-name="P39">21/05/14 – Paris</text:p>
      <text:p text:style-name="P18">Open MOdeL Experiment</text:p>
      <text:p text:style-name="P5"/>
      <text:p text:style-name="P43">Rencontre entreprises-laboratoires en SHS - CVT ATHENA</text:p>
      <text:p text:style-name="P24">20/05/14 – Paris</text:p>
      <text:p text:style-name="P8">OpenMOLE in 5 minutes</text:p>
      <text:p text:style-name="P8"/>
      <text:p text:style-name="P33">Journée MAPS6 (Modélisation Multi-agents appliquée aux phénomènes spatialisés)</text:p>
      <text:p text:style-name="P19">18/12/13 - Paris</text:p>
      <text:p text:style-name="P19">Experimentation on ABM models with OpenMOLE</text:p>
      <text:p text:style-name="P8"/>
      <text:p text:style-name="P44">Geodivercity meeting, Paris</text:p>
      <text:p text:style-name="P25">11/10/13</text:p>
      <text:p text:style-name="P20">The Mole and the modelers, a scientific tale</text:p>
      <text:p text:style-name="P8"/>
      <text:p text:style-name="P46">EuBIAS (European BioImage Analysis Symposium)</text:p>
      <text:p text:style-name="P26">7-8/10/13 – Barcelona, Spain </text:p>
      <text:p text:style-name="P13">Speed up your Data processing with OpenMOLE</text:p>
      <text:p text:style-name="P47"/>
      <text:p text:style-name="P47">ECCS (European Conference on Complex Systems)</text:p>
      <text:p text:style-name="P51"><text:span text:style-name="T6">19-20/09/13</text:span> – <text:span text:style-name="T6">Barelona</text:span>, <text:span text:style-name="T6">Spain</text:span> </text:p>
      <text:p text:style-name="P21">The calibration of complex-system models with OpenMOLE</text:p>
      <text:p text:style-name="P53"/>
      <text:p text:style-name="P53"><text:span text:style-name="T1">ECTQG </text:span><text:span text:style-name="T3">(European Colloquium in Theoretical and Quantitative Geography)</text:span></text:p>
      <text:p text:style-name="P53">6-9/<text:span text:style-name="T6">09/13</text:span> – Dourdan</text:p>
      <text:p text:style-name="P22">The calibration of complex-system models with OpenMOLE</text:p>
      <text:p text:style-name="P22"/>
      <text:p text:style-name="P34">The 15th AGILE International Conference on Geographic Information Science</text:p>
      <text:p text:style-name="P40">24/04/12 – Avignon</text:p>
      <text:p text:style-name="P16"><text:span text:style-name="T4">Large scale computing on</text:span> models with the OpenMOLE platform</text:p>
      <text:p text:style-name="P16"/>
      <text:p text:style-name="P45">Campus numérique des Systèmes Complexes</text:p>
      <text:p text:style-name="P55">16/10/12 – Strasbourg</text:p>
      <text:p text:style-name="P55"><text:span text:style-name="T11">The OpenMOLE platform</text:span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ter" svg:font-family="Bitter" style:font-pitch="variable"/>
    <style:font-face style:name="Liberation Serif" svg:font-family="'Liberation Serif'" style:font-family-generic="roman" style:font-pitch="variable"/>
    <style:font-face style:name="Futura Md BT" svg:font-family="'Futura Md B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</meta:initial-creator>
    <meta:creation-date>2014-06-28T13:51:57.066404016</meta:creation-date>
    <dc:date>2014-06-29T16:57:27.936077107</dc:date>
    <dc:creator>reuillon </dc:creator>
    <meta:editing-duration>PT9M51S</meta:editing-duration>
    <meta:editing-cycles>12</meta:editing-cycles>
    <meta:generator>LibreOffice/4.2.4.2$Linux_X86_64 LibreOffice_project/420m0$Build-2</meta:generator>
    <meta:document-statistic meta:table-count="0" meta:image-count="0" meta:object-count="0" meta:page-count="2" meta:paragraph-count="68" meta:word-count="346" meta:character-count="2551" meta:non-whitespace-character-count="2249"/>
  </office:meta>
</office:document-meta>
</file>